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210.9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8975903614457831]</text:p>
          </table:table-cell>
          <table:table-cell office:value-type="string" calcext:value-type="string">
            <text:p>[61]</text:p>
          </table:table-cell>
          <table:table-cell office:value-type="float" office:value="0.0461255589108969" calcext:value-type="float">
            <text:p>0.046125558910897</text:p>
          </table:table-cell>
          <table:table-cell office:value-type="float" office:value="0.048941798941799" calcext:value-type="float">
            <text:p>0.04894179894179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197541703248464" calcext:value-type="float">
            <text:p>0.019754170324846</text:p>
          </table:table-cell>
          <table:table-cell office:value-type="float" office:value="0.0298507462686567" calcext:value-type="float">
            <text:p>0.029850746268657</text:p>
          </table:table-cell>
          <table:table-cell office:value-type="float" office:value="0.0952740070387129" calcext:value-type="float">
            <text:p>0.095274007038713</text:p>
          </table:table-cell>
          <table:table-cell office:value-type="float" office:value="0.128205128205128" calcext:value-type="float">
            <text:p>0.128205128205128</text:p>
          </table:table-cell>
          <table:table-cell office:value-type="float" office:value="0.0205322593382295" calcext:value-type="float">
            <text:p>0.02053225933823</text:p>
          </table:table-cell>
          <table:table-cell office:value-type="float" office:value="0.0317460317460317" calcext:value-type="float">
            <text:p>0.031746031746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254211332312404" calcext:value-type="float">
            <text:p>0.2542113323124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720478325859492]</text:p>
          </table:table-cell>
          <table:table-cell office:value-type="string" calcext:value-type="string">
            <text:p>[5]</text:p>
          </table:table-cell>
          <table:table-cell office:value-type="float" office:value="0.134797555076872" calcext:value-type="float">
            <text:p>0.134797555076872</text:p>
          </table:table-cell>
          <table:table-cell office:value-type="float" office:value="0.241514723506249" calcext:value-type="float">
            <text:p>0.241514723506249</text:p>
          </table:table-cell>
          <table:table-cell office:value-type="float" office:value="0.244318181818182" calcext:value-type="float">
            <text:p>0.244318181818182</text:p>
          </table:table-cell>
          <table:table-cell office:value-type="float" office:value="0.247338736787062" calcext:value-type="float">
            <text:p>0.247338736787062</text:p>
          </table:table-cell>
          <table:table-cell office:value-type="float" office:value="0.254211332312404" calcext:value-type="float">
            <text:p>0.254211332312404</text:p>
          </table:table-cell>
          <table:table-cell office:value-type="float" office:value="0.043010752688172" calcext:value-type="float">
            <text:p>0.043010752688172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00732600732600733" calcext:value-type="float">
            <text:p>0.007326007326007</text:p>
          </table:table-cell>
          <table:table-cell office:value-type="float" office:value="0.021978021978022" calcext:value-type="float">
            <text:p>0.021978021978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250783699059561" calcext:value-type="float">
            <text:p>0.250783699059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2735562310030395]</text:p>
          </table:table-cell>
          <table:table-cell office:value-type="string" calcext:value-type="string">
            <text:p>[9]</text:p>
          </table:table-cell>
          <table:table-cell office:value-type="float" office:value="0.15111502076807" calcext:value-type="float">
            <text:p>0.15111502076807</text:p>
          </table:table-cell>
          <table:table-cell office:value-type="float" office:value="0.245772086378293" calcext:value-type="float">
            <text:p>0.245772086378293</text:p>
          </table:table-cell>
          <table:table-cell office:value-type="float" office:value="0.247126436781609" calcext:value-type="float">
            <text:p>0.247126436781609</text:p>
          </table:table-cell>
          <table:table-cell office:value-type="float" office:value="0.247335417870192" calcext:value-type="float">
            <text:p>0.247335417870192</text:p>
          </table:table-cell>
          <table:table-cell office:value-type="float" office:value="0.250783699059561" calcext:value-type="float">
            <text:p>0.250783699059561</text:p>
          </table:table-cell>
          <table:table-cell office:value-type="float" office:value="0.111352578823795" calcext:value-type="float">
            <text:p>0.111352578823795</text:p>
          </table:table-cell>
          <table:table-cell office:value-type="float" office:value="0.244170096021948" calcext:value-type="float">
            <text:p>0.244170096021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397959183673469" calcext:value-type="float">
            <text:p>0.3979591836734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0994152046783624]</text:p>
          </table:table-cell>
          <table:table-cell office:value-type="string" calcext:value-type="string">
            <text:p>[5]</text:p>
          </table:table-cell>
          <table:table-cell office:value-type="float" office:value="0.392475443617411" calcext:value-type="float">
            <text:p>0.392475443617411</text:p>
          </table:table-cell>
          <table:table-cell office:value-type="float" office:value="0.39016074617675" calcext:value-type="float">
            <text:p>0.39016074617675</text:p>
          </table:table-cell>
          <table:table-cell office:value-type="float" office:value="0.391143911439114" calcext:value-type="float">
            <text:p>0.391143911439114</text:p>
          </table:table-cell>
          <table:table-cell office:value-type="float" office:value="0.394666629960748" calcext:value-type="float">
            <text:p>0.394666629960748</text:p>
          </table:table-cell>
          <table:table-cell office:value-type="float" office:value="0.397759103641457" calcext:value-type="float">
            <text:p>0.397759103641457</text:p>
          </table:table-cell>
          <table:table-cell office:value-type="float" office:value="0.39363669508948" calcext:value-type="float">
            <text:p>0.39363669508948</text:p>
          </table:table-cell>
          <table:table-cell office:value-type="float" office:value="0.397959183673469" calcext:value-type="float">
            <text:p>0.397959183673469</text:p>
          </table:table-cell>
          <table:table-cell office:value-type="float" office:value="0.391437703242665" calcext:value-type="float">
            <text:p>0.391437703242665</text:p>
          </table:table-cell>
          <table:table-cell office:value-type="float" office:value="0.397959183673469" calcext:value-type="float">
            <text:p>0.397959183673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434573829531813" calcext:value-type="float">
            <text:p>0.4345738295318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093841642228739]</text:p>
          </table:table-cell>
          <table:table-cell office:value-type="string" calcext:value-type="string">
            <text:p>[3]</text:p>
          </table:table-cell>
          <table:table-cell office:value-type="float" office:value="0.421957811293979" calcext:value-type="float">
            <text:p>0.421957811293979</text:p>
          </table:table-cell>
          <table:table-cell office:value-type="float" office:value="0.42018275893874" calcext:value-type="float">
            <text:p>0.42018275893874</text:p>
          </table:table-cell>
          <table:table-cell office:value-type="float" office:value="0.427390791027155" calcext:value-type="float">
            <text:p>0.427390791027155</text:p>
          </table:table-cell>
          <table:table-cell office:value-type="float" office:value="0.426390448532293" calcext:value-type="float">
            <text:p>0.426390448532293</text:p>
          </table:table-cell>
          <table:table-cell office:value-type="float" office:value="0.434573829531813" calcext:value-type="float">
            <text:p>0.434573829531813</text:p>
          </table:table-cell>
          <table:table-cell office:value-type="float" office:value="0.415731523441684" calcext:value-type="float">
            <text:p>0.415731523441684</text:p>
          </table:table-cell>
          <table:table-cell office:value-type="float" office:value="0.417489421720733" calcext:value-type="float">
            <text:p>0.417489421720733</text:p>
          </table:table-cell>
          <table:table-cell office:value-type="float" office:value="0.425526514263198" calcext:value-type="float">
            <text:p>0.425526514263198</text:p>
          </table:table-cell>
          <table:table-cell office:value-type="float" office:value="0.429160935350757" calcext:value-type="float">
            <text:p>0.429160935350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38157894736842" calcext:value-type="float">
            <text:p>0.1381578947368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2248520710059172]</text:p>
          </table:table-cell>
          <table:table-cell office:value-type="string" calcext:value-type="string">
            <text:p>[1]</text:p>
          </table:table-cell>
          <table:table-cell office:value-type="float" office:value="0.0730688513958017" calcext:value-type="float">
            <text:p>0.073068851395802</text:p>
          </table:table-cell>
          <table:table-cell office:value-type="float" office:value="0.126335984589573" calcext:value-type="float">
            <text:p>0.126335984589573</text:p>
          </table:table-cell>
          <table:table-cell office:value-type="float" office:value="0.138157894736842" calcext:value-type="float">
            <text:p>0.138157894736842</text:p>
          </table:table-cell>
          <table:table-cell office:value-type="float" office:value="0.123974709501025" calcext:value-type="float">
            <text:p>0.123974709501025</text:p>
          </table:table-cell>
          <table:table-cell office:value-type="float" office:value="0.138157894736842" calcext:value-type="float">
            <text:p>0.138157894736842</text:p>
          </table:table-cell>
          <table:table-cell office:value-type="float" office:value="0.0419647114926085" calcext:value-type="float">
            <text:p>0.041964711492609</text:p>
          </table:table-cell>
          <table:table-cell office:value-type="float" office:value="0.125894134477825" calcext:value-type="float">
            <text:p>0.125894134477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415300546448087" calcext:value-type="float">
            <text:p>0.41530054644808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3751824817518248]</text:p>
          </table:table-cell>
          <table:table-cell office:value-type="string" calcext:value-type="string">
            <text:p>[16]</text:p>
          </table:table-cell>
          <table:table-cell office:value-type="float" office:value="0.412228712444671" calcext:value-type="float">
            <text:p>0.412228712444671</text:p>
          </table:table-cell>
          <table:table-cell office:value-type="float" office:value="0.41263639193106" calcext:value-type="float">
            <text:p>0.41263639193106</text:p>
          </table:table-cell>
          <table:table-cell office:value-type="float" office:value="0.414758269720102" calcext:value-type="float">
            <text:p>0.414758269720102</text:p>
          </table:table-cell>
          <table:table-cell office:value-type="float" office:value="0.414467239893508" calcext:value-type="float">
            <text:p>0.414467239893508</text:p>
          </table:table-cell>
          <table:table-cell office:value-type="float" office:value="0.414758269720102" calcext:value-type="float">
            <text:p>0.414758269720102</text:p>
          </table:table-cell>
          <table:table-cell office:value-type="float" office:value="0.40883464613074" calcext:value-type="float">
            <text:p>0.40883464613074</text:p>
          </table:table-cell>
          <table:table-cell office:value-type="float" office:value="0.415300546448087" calcext:value-type="float">
            <text:p>0.415300546448087</text:p>
          </table:table-cell>
          <table:table-cell office:value-type="float" office:value="0.412976571823378" calcext:value-type="float">
            <text:p>0.412976571823378</text:p>
          </table:table-cell>
          <table:table-cell office:value-type="float" office:value="0.415300546448087" calcext:value-type="float">
            <text:p>0.415300546448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556430446194226" calcext:value-type="float">
            <text:p>0.5564304461942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6817325800376648]</text:p>
          </table:table-cell>
          <table:table-cell office:value-type="string" calcext:value-type="string">
            <text:p>[29]</text:p>
          </table:table-cell>
          <table:table-cell office:value-type="float" office:value="0.456033026707183" calcext:value-type="float">
            <text:p>0.456033026707183</text:p>
          </table:table-cell>
          <table:table-cell office:value-type="float" office:value="0.42759447004393" calcext:value-type="float">
            <text:p>0.42759447004393</text:p>
          </table:table-cell>
          <table:table-cell office:value-type="float" office:value="0.459605026929982" calcext:value-type="float">
            <text:p>0.459605026929982</text:p>
          </table:table-cell>
          <table:table-cell office:value-type="float" office:value="0.530765421809242" calcext:value-type="float">
            <text:p>0.530765421809242</text:p>
          </table:table-cell>
          <table:table-cell office:value-type="float" office:value="0.556430446194226" calcext:value-type="float">
            <text:p>0.556430446194226</text:p>
          </table:table-cell>
          <table:table-cell office:value-type="float" office:value="0.419720293213004" calcext:value-type="float">
            <text:p>0.419720293213004</text:p>
          </table:table-cell>
          <table:table-cell office:value-type="float" office:value="0.427215189873418" calcext:value-type="float">
            <text:p>0.427215189873418</text:p>
          </table:table-cell>
          <table:table-cell office:value-type="float" office:value="0.446051921762555" calcext:value-type="float">
            <text:p>0.446051921762555</text:p>
          </table:table-cell>
          <table:table-cell office:value-type="float" office:value="0.519906323185012" calcext:value-type="float">
            <text:p>0.519906323185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582278481012658" calcext:value-type="float">
            <text:p>0.5822784810126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7566371681415929]</text:p>
          </table:table-cell>
          <table:table-cell office:value-type="string" calcext:value-type="string">
            <text:p>[59]</text:p>
          </table:table-cell>
          <table:table-cell office:value-type="float" office:value="0.461713302031897" calcext:value-type="float">
            <text:p>0.461713302031897</text:p>
          </table:table-cell>
          <table:table-cell office:value-type="float" office:value="0.465002187633206" calcext:value-type="float">
            <text:p>0.465002187633206</text:p>
          </table:table-cell>
          <table:table-cell office:value-type="float" office:value="0.582278481012658" calcext:value-type="float">
            <text:p>0.582278481012658</text:p>
          </table:table-cell>
          <table:table-cell office:value-type="float" office:value="0.54565467041429" calcext:value-type="float">
            <text:p>0.54565467041429</text:p>
          </table:table-cell>
          <table:table-cell office:value-type="float" office:value="0.556701030927835" calcext:value-type="float">
            <text:p>0.556701030927835</text:p>
          </table:table-cell>
          <table:table-cell office:value-type="float" office:value="0.417737699205539" calcext:value-type="float">
            <text:p>0.417737699205539</text:p>
          </table:table-cell>
          <table:table-cell office:value-type="float" office:value="0.420499342969777" calcext:value-type="float">
            <text:p>0.420499342969777</text:p>
          </table:table-cell>
          <table:table-cell office:value-type="float" office:value="0.418458650874553" calcext:value-type="float">
            <text:p>0.418458650874553</text:p>
          </table:table-cell>
          <table:table-cell office:value-type="float" office:value="0.419397116644823" calcext:value-type="float">
            <text:p>0.4193971166448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269005847953216]</text:p>
          </table:table-cell>
          <table:table-cell office:value-type="string" calcext:value-type="string">
            <text:p>[13]</text:p>
          </table:table-cell>
          <table:table-cell office:value-type="float" office:value="0.481866997591347" calcext:value-type="float">
            <text:p>0.481866997591347</text:p>
          </table:table-cell>
          <table:table-cell office:value-type="float" office:value="0.486442391396249" calcext:value-type="float">
            <text:p>0.486442391396249</text:p>
          </table:table-cell>
          <table:table-cell office:value-type="float" office:value="0.497435897435897" calcext:value-type="float">
            <text:p>0.497435897435897</text:p>
          </table:table-cell>
          <table:table-cell office:value-type="float" office:value="0.483398134764567" calcext:value-type="float">
            <text:p>0.483398134764567</text:p>
          </table:table-cell>
          <table:table-cell office:value-type="float" office:value="0.484486873508353" calcext:value-type="float">
            <text:p>0.484486873508353</text:p>
          </table:table-cell>
          <table:table-cell office:value-type="float" office:value="0.476590152861292" calcext:value-type="float">
            <text:p>0.476590152861292</text:p>
          </table:table-cell>
          <table:table-cell office:value-type="float" office:value="0.484486873508353" calcext:value-type="float">
            <text:p>0.484486873508353</text:p>
          </table:table-cell>
          <table:table-cell office:value-type="float" office:value="0.481037311343282" calcext:value-type="float">
            <text:p>0.481037311343282</text:p>
          </table:table-cell>
          <table:table-cell office:value-type="float" office:value="0.484486873508353" calcext:value-type="float">
            <text:p>0.484486873508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4892601431980907]</text:p>
          </table:table-cell>
          <table:table-cell office:value-type="string" calcext:value-type="string">
            <text:p>[10]</text:p>
          </table:table-cell>
          <table:table-cell office:value-type="float" office:value="0.585141562348858" calcext:value-type="float">
            <text:p>0.585141562348858</text:p>
          </table:table-cell>
          <table:table-cell office:value-type="float" office:value="0.584294502114571" calcext:value-type="float">
            <text:p>0.584294502114571</text:p>
          </table:table-cell>
          <table:table-cell office:value-type="float" office:value="0.58477508650519" calcext:value-type="float">
            <text:p>0.58477508650519</text:p>
          </table:table-cell>
          <table:table-cell table:number-columns-repeated="2" office:value-type="float" office:value="0.585106382978723" calcext:value-type="float">
            <text:p>0.585106382978723</text:p>
          </table:table-cell>
          <table:table-cell office:value-type="float" office:value="0.586417757703548" calcext:value-type="float">
            <text:p>0.586417757703548</text:p>
          </table:table-cell>
          <table:table-cell office:value-type="float" office:value="0.597744360902256" calcext:value-type="float">
            <text:p>0.597744360902256</text:p>
          </table:table-cell>
          <table:table-cell office:value-type="float" office:value="0.584747606598589" calcext:value-type="float">
            <text:p>0.584747606598589</text:p>
          </table:table-cell>
          <table:table-cell office:value-type="float" office:value="0.587387387387387" calcext:value-type="float">
            <text:p>0.587387387387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725888324873096" calcext:value-type="float">
            <text:p>0.725888324873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2', '3']</text:p>
          </table:table-cell>
          <table:table-cell office:value-type="string" calcext:value-type="string">
            <text:p>[0.8280254777070064, 0.8280254777070064]</text:p>
          </table:table-cell>
          <table:table-cell office:value-type="string" calcext:value-type="string">
            <text:p>[30, 30]</text:p>
          </table:table-cell>
          <table:table-cell office:value-type="float" office:value="0.599934158201167" calcext:value-type="float">
            <text:p>0.599934158201167</text:p>
          </table:table-cell>
          <table:table-cell office:value-type="float" office:value="0.558743917167951" calcext:value-type="float">
            <text:p>0.558743917167951</text:p>
          </table:table-cell>
          <table:table-cell office:value-type="float" office:value="0.625806451612903" calcext:value-type="float">
            <text:p>0.625806451612903</text:p>
          </table:table-cell>
          <table:table-cell office:value-type="float" office:value="0.652427993094314" calcext:value-type="float">
            <text:p>0.652427993094314</text:p>
          </table:table-cell>
          <table:table-cell office:value-type="float" office:value="0.689320388349514" calcext:value-type="float">
            <text:p>0.689320388349514</text:p>
          </table:table-cell>
          <table:table-cell office:value-type="float" office:value="0.493421429294379" calcext:value-type="float">
            <text:p>0.493421429294379</text:p>
          </table:table-cell>
          <table:table-cell office:value-type="float" office:value="0.55663430420712" calcext:value-type="float">
            <text:p>0.55663430420712</text:p>
          </table:table-cell>
          <table:table-cell office:value-type="float" office:value="0.695143293248025" calcext:value-type="float">
            <text:p>0.695143293248025</text:p>
          </table:table-cell>
          <table:table-cell office:value-type="float" office:value="0.725888324873096" calcext:value-type="float">
            <text:p>0.725888324873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496124031007752" calcext:value-type="float">
            <text:p>0.496124031007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7144948755490483]</text:p>
          </table:table-cell>
          <table:table-cell office:value-type="string" calcext:value-type="string">
            <text:p>[75]</text:p>
          </table:table-cell>
          <table:table-cell office:value-type="float" office:value="0.439794499844957" calcext:value-type="float">
            <text:p>0.439794499844957</text:p>
          </table:table-cell>
          <table:table-cell office:value-type="float" office:value="0.454110613604374" calcext:value-type="float">
            <text:p>0.454110613604374</text:p>
          </table:table-cell>
          <table:table-cell office:value-type="float" office:value="0.496124031007752" calcext:value-type="float">
            <text:p>0.496124031007752</text:p>
          </table:table-cell>
          <table:table-cell office:value-type="float" office:value="0.457903693367492" calcext:value-type="float">
            <text:p>0.457903693367492</text:p>
          </table:table-cell>
          <table:table-cell office:value-type="float" office:value="0.492260061919505" calcext:value-type="float">
            <text:p>0.492260061919505</text:p>
          </table:table-cell>
          <table:table-cell office:value-type="float" office:value="0.412582626393617" calcext:value-type="float">
            <text:p>0.412582626393617</text:p>
          </table:table-cell>
          <table:table-cell office:value-type="float" office:value="0.414572864321608" calcext:value-type="float">
            <text:p>0.414572864321608</text:p>
          </table:table-cell>
          <table:table-cell office:value-type="float" office:value="0.434581066014345" calcext:value-type="float">
            <text:p>0.434581066014345</text:p>
          </table:table-cell>
          <table:table-cell office:value-type="float" office:value="0.484349258649094" calcext:value-type="float">
            <text:p>0.4843492586490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637130801687764" calcext:value-type="float">
            <text:p>0.637130801687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7451851851851852]</text:p>
          </table:table-cell>
          <table:table-cell office:value-type="string" calcext:value-type="string">
            <text:p>[39]</text:p>
          </table:table-cell>
          <table:table-cell office:value-type="float" office:value="0.552011566172398" calcext:value-type="float">
            <text:p>0.552011566172398</text:p>
          </table:table-cell>
          <table:table-cell office:value-type="float" office:value="0.536289389119578" calcext:value-type="float">
            <text:p>0.536289389119578</text:p>
          </table:table-cell>
          <table:table-cell office:value-type="float" office:value="0.556756756756757" calcext:value-type="float">
            <text:p>0.556756756756757</text:p>
          </table:table-cell>
          <table:table-cell office:value-type="float" office:value="0.625748881180411" calcext:value-type="float">
            <text:p>0.625748881180411</text:p>
          </table:table-cell>
          <table:table-cell office:value-type="float" office:value="0.637130801687764" calcext:value-type="float">
            <text:p>0.637130801687764</text:p>
          </table:table-cell>
          <table:table-cell office:value-type="float" office:value="0.464193342434677" calcext:value-type="float">
            <text:p>0.464193342434677</text:p>
          </table:table-cell>
          <table:table-cell office:value-type="float" office:value="0.468253968253968" calcext:value-type="float">
            <text:p>0.468253968253968</text:p>
          </table:table-cell>
          <table:table-cell office:value-type="float" office:value="0.581814651954927" calcext:value-type="float">
            <text:p>0.581814651954927</text:p>
          </table:table-cell>
          <table:table-cell office:value-type="float" office:value="0.594704684317719" calcext:value-type="float">
            <text:p>0.594704684317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560646900269542" calcext:value-type="float">
            <text:p>0.5606469002695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7592319054652881]</text:p>
          </table:table-cell>
          <table:table-cell office:value-type="string" calcext:value-type="string">
            <text:p>[56]</text:p>
          </table:table-cell>
          <table:table-cell office:value-type="float" office:value="0.414219421974027" calcext:value-type="float">
            <text:p>0.414219421974027</text:p>
          </table:table-cell>
          <table:table-cell office:value-type="float" office:value="0.401689203178364" calcext:value-type="float">
            <text:p>0.401689203178364</text:p>
          </table:table-cell>
          <table:table-cell office:value-type="float" office:value="0.404494382022472" calcext:value-type="float">
            <text:p>0.404494382022472</text:p>
          </table:table-cell>
          <table:table-cell office:value-type="float" office:value="0.454082716378036" calcext:value-type="float">
            <text:p>0.454082716378036</text:p>
          </table:table-cell>
          <table:table-cell office:value-type="float" office:value="0.560646900269542" calcext:value-type="float">
            <text:p>0.560646900269542</text:p>
          </table:table-cell>
          <table:table-cell office:value-type="float" office:value="0.399860343974391" calcext:value-type="float">
            <text:p>0.399860343974391</text:p>
          </table:table-cell>
          <table:table-cell office:value-type="float" office:value="0.400560224089636" calcext:value-type="float">
            <text:p>0.400560224089636</text:p>
          </table:table-cell>
          <table:table-cell office:value-type="float" office:value="0.401245424365319" calcext:value-type="float">
            <text:p>0.401245424365319</text:p>
          </table:table-cell>
          <table:table-cell office:value-type="float" office:value="0.403041825095057" calcext:value-type="float">
            <text:p>0.40304182509505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4448580571567" calcext:value-type="float">
            <text:p>0.444858057156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28205128205128" calcext:value-type="float">
            <text:p>0.128205128205128</text:p>
          </table:table-cell>
          <table:table-cell table:number-columns-repeated="5"/>
          <table:table-cell table:formula="of:=AVERAGE([.I2:.I16])" office:value-type="float" office:value="0.374832232558636" calcext:value-type="float">
            <text:p>0.374832232558636</text:p>
          </table:table-cell>
          <table:table-cell table:formula="of:=AVERAGE([.J2:.J16])" office:value-type="float" office:value="0.386647410981379" calcext:value-type="float">
            <text:p>0.386647410981379</text:p>
          </table:table-cell>
          <table:table-cell table:formula="of:=AVERAGE([.K2:.K16])" office:value-type="float" office:value="0.410233662142663" calcext:value-type="float">
            <text:p>0.410233662142663</text:p>
          </table:table-cell>
          <table:table-cell table:formula="of:=AVERAGE([.L2:.L16])" office:value-type="float" office:value="0.41393434979045" calcext:value-type="float">
            <text:p>0.41393434979045</text:p>
          </table:table-cell>
          <table:table-cell table:formula="of:=AVERAGE([.M2:.M16])" office:value-type="float" office:value="0.432145184073753" calcext:value-type="float">
            <text:p>0.432145184073753</text:p>
          </table:table-cell>
          <table:table-cell table:formula="of:=AVERAGE([.N2:.N16])" office:value-type="float" office:value="0.345355237319043" calcext:value-type="float">
            <text:p>0.345355237319043</text:p>
          </table:table-cell>
          <table:table-cell table:formula="of:=AVERAGE([.O2:.O16])" office:value-type="float" office:value="0.375201193115856" calcext:value-type="float">
            <text:p>0.375201193115856</text:p>
          </table:table-cell>
          <table:table-cell table:formula="of:=AVERAGE([.P2:.P16])" office:value-type="float" office:value="0.353391932143671" calcext:value-type="float">
            <text:p>0.353391932143671</text:p>
          </table:table-cell>
          <table:table-cell table:formula="of:=AVERAGE([.Q2:.Q16])" office:value-type="float" office:value="0.367687100857127" calcext:value-type="float">
            <text:p>0.367687100857127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725888324873096" calcext:value-type="float">
            <text:p>0.72588832487309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81457887931143" calcext:value-type="float">
            <text:p>0.181457887931143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equence 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6T10:23:11.830851678</dc:date>
    <meta:editing-duration>PT2M22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